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b3b" officeooo:paragraph-rsid="00118b3b"/>
    </style:style>
    <style:style style:name="P2" style:family="paragraph" style:parent-style-name="Standard">
      <style:text-properties officeooo:rsid="001240f6" officeooo:paragraph-rsid="001240f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40f6" officeooo:paragraph-rsid="001240f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8b3b" officeooo:paragraph-rsid="00118b3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8b3b" officeooo:paragraph-rsid="00118b3b" style:font-weight-asian="bold" style:font-weight-complex="bold"/>
    </style:style>
    <style:style style:name="P6" style:family="paragraph" style:parent-style-name="Standard">
      <style:text-properties officeooo:paragraph-rsid="001240f6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240f6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2028in" fo:min-width="0.2811in" style:run-through="foreground"/>
    </style:style>
    <style:style style:name="gr5" style:family="graphic">
      <style:graphic-properties svg:stroke-width="0in" draw:marker-start-width="0.139in" draw:marker-end="Arrow" draw:marker-end-width="0.05in" draw:textarea-horizontal-align="center" draw:textarea-vertical-align="middle" fo:padding-top="0in" fo:padding-bottom="0in" fo:padding-left="0in" fo:padding-right="0in" draw:shadow-offset-x="0.1201in" draw:shadow-offset-y="0.1201in" style:run-through="foreground"/>
    </style:style>
    <style:style style:name="gr6" style:family="graphic">
      <style:graphic-properties draw:marker-end="Arrow" draw:marker-end-width="0.05in" draw:textarea-horizontal-align="center" draw:textarea-vertical-align="middle" draw:shadow-offset-x="0.1201in" draw:shadow-offset-y="0.1201i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602in" style:run-through="foreground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0.2028in" fo:min-width="0.2811in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C_Memory Structure<text:span text:style-name="T1">s</text:span></text:p>
      <text:p text:style-name="P1"/>
      <text:p text:style-name="P3">ec_memory</text:p>
      <text:p text:style-name="Standard"/>
      <text:p text:style-name="Standard"><draw:frame text:anchor-type="paragraph" draw:z-index="7" draw:name="Shape3_0" draw:style-name="gr7" draw:text-style-name="P10" svg:width="0.6614in" svg:height="0.1606in" svg:x="0.0047in" svg:y="0.0264in"><draw:text-box><text:p><text:span text:style-name="T2">ec_memory</text:span></text:p></draw:text-box></draw:frame></text:p>
      <text:p text:style-name="Standard"/>
      <text:p text:style-name="Standard"><draw:g text:anchor-type="paragraph" draw:z-index="6" draw:style-name="gr3"><draw:custom-shape draw:name="Shape1_4" draw:style-name="gr4" draw:text-style-name="P8" svg:width="0.2815in" svg:height="0.2031in" svg:x="0.1862in" svg:y="0.102in"><text:p/><draw:enhanced-geometry svg:viewBox="0 0 21600 21600" draw:type="rectangle" draw:enhanced-path="M 0 0 L 21600 0 21600 21600 0 21600 0 0 Z N"/></draw:custom-shape><draw:line draw:name="Shape2_3" draw:style-name="gr5" draw:text-style-name="P9" svg:x1="0.3335in" svg:y1="-0.1965in" svg:x2="0.328in" svg:y2="0.0846in"><text:p/></draw:line></draw:g></text:p>
      <text:p text:style-name="Standard"><draw:g text:anchor-type="paragraph" draw:z-index="8" draw:style-name="gr3"><draw:custom-shape draw:name="Shape1_4" draw:style-name="gr4" draw:text-style-name="P8" svg:width="0.2815in" svg:height="0.2031in" svg:x="0.1862in" svg:y="0.4177in"><text:p/><draw:enhanced-geometry svg:viewBox="0 0 21600 21600" draw:type="rectangle" draw:enhanced-path="M 0 0 L 21600 0 21600 21600 0 21600 0 0 Z N"/></draw:custom-shape><draw:line draw:name="Shape2_3" draw:style-name="gr5" draw:text-style-name="P9" svg:x1="0.3335in" svg:y1="0.1193in" svg:x2="0.328in" svg:y2="0.4004in"><text:p/></draw:line></draw:g><draw:g text:anchor-type="paragraph" draw:z-index="9" draw:style-name="gr3"><draw:custom-shape draw:name="Shape1_4" draw:style-name="gr4" draw:text-style-name="P8" svg:width="0.2815in" svg:height="0.2031in" svg:x="0.1862in" svg:y="0.9228in"><text:p/><draw:enhanced-geometry svg:viewBox="0 0 21600 21600" draw:type="rectangle" draw:enhanced-path="M 0 0 L 21600 0 21600 21600 0 21600 0 0 Z N"/></draw:custom-shape><draw:line draw:name="Shape2_3" draw:style-name="gr5" draw:text-style-name="P9" svg:x1="0.3335in" svg:y1="0.6244in" svg:x2="0.328in" svg:y2="0.9055in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C_Memory <text:tab/><text:tab/>*previous;</text:p>
      <text:p text:style-name="P2">EC_Memory<text:tab/> <text:tab/>*next;</text:p>
      <text:p text:style-name="P2">ECMemoryLock<text:tab/>lock;</text:p>
      <text:p text:style-name="P2">void <text:s text:c="15"/><text:tab/><text:tab/>(*Free_Func) (void*);</text:p>
      <text:p text:style-name="P2">void <text:tab/><text:tab/><text:tab/>*var;</text:p>
      <text:p text:style-name="P6"/>
      <text:p text:style-name="P4">Variable</text:p>
      <text:p text:style-name="P1"/>
      <text:p text:style-name="P1"><draw:frame text:anchor-type="paragraph" draw:z-index="1" draw:name="Shape3" draw:style-name="gr7" draw:text-style-name="P10" svg:width="0.6614in" svg:height="0.1606in" svg:x="0.05in" svg:y="0.0957in"><draw:text-box><text:p><text:span text:style-name="T2">e</text:span><text:span text:style-name="T2">c</text:span><text:span text:style-name="T2">_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</draw:text-box></draw:frame></text:p>
      <text:p text:style-name="Standard"><draw:g text:anchor-type="paragraph" draw:z-index="11" draw:style-name="gr3"><draw:custom-shape draw:name="Shape1_4" draw:style-name="gr4" draw:text-style-name="P8" svg:width="0.2815in" svg:height="0.2031in" svg:x="0.1862in" svg:y="0.363in"><text:p/><draw:enhanced-geometry svg:viewBox="0 0 21600 21600" draw:type="rectangle" draw:enhanced-path="M 0 0 L 21600 0 21600 21600 0 21600 0 0 Z N"/></draw:custom-shape><draw:line draw:name="Shape2_3" draw:style-name="gr5" draw:text-style-name="P9" svg:x1="0.3335in" svg:y1="0.0646in" svg:x2="0.328in" svg:y2="0.3457in"><text:p/></draw:line></draw:g><draw:frame text:anchor-type="paragraph" draw:z-index="13" draw:name="Shape5" draw:style-name="gr2" draw:text-style-name="P7" svg:width="0.4587in" svg:height="0.174in" svg:x="0.7252in" svg:y="0.128in"><draw:text-box><text:p><text:span text:style-name="T2">holder</text:span></text:p></draw:text-box></draw:frame><draw:frame text:anchor-type="paragraph" draw:z-index="14" draw:name="Shape6" draw:style-name="gr1" draw:text-style-name="P7" svg:width="0.3268in" svg:height="0.1606in" svg:x="1.3638in" svg:y="0.128in"><draw:text-box><text:p><text:span text:style-name="T2">v</text:span><text:span text:style-name="T2">a</text:span><text:span text:style-name="T2">r</text:span></text:p></draw:text-box></draw:frame><draw:frame text:anchor-type="paragraph" draw:z-index="15" draw:name="Shape6_0" draw:style-name="gr1" draw:text-style-name="P7" svg:width="0.3268in" svg:height="0.1606in" svg:x="1.9126in" svg:y="0.1457in"><draw:text-box><text:p><text:span text:style-name="T2">v</text:span><text:span text:style-name="T2">a</text:span><text:span text:style-name="T2">r</text:span></text:p></draw:text-box></draw:frame></text:p>
      <text:p text:style-name="Standard"><draw:custom-shape text:anchor-type="paragraph" draw:z-index="0" draw:name="Shape1" draw:style-name="gr8" draw:text-style-name="P8" svg:width="0.2815in" svg:height="0.2031in" svg:x="0.75in" svg:y="0.1717in"><text:p/><draw:enhanced-geometry svg:viewBox="0 0 21600 21600" draw:type="rectangle" draw:enhanced-path="M 0 0 L 21600 0 21600 21600 0 21600 0 0 Z N"/></draw:custom-shape><draw:custom-shape text:anchor-type="paragraph" draw:z-index="3" draw:name="Shape1" draw:style-name="gr8" draw:text-style-name="P8" svg:width="0.2815in" svg:height="0.2031in" svg:x="1.3154in" svg:y="0.1646in"><text:p/><draw:enhanced-geometry svg:viewBox="0 0 21600 21600" draw:type="rectangle" draw:enhanced-path="M 0 0 L 21600 0 21600 21600 0 21600 0 0 Z N"/></draw:custom-shape><draw:custom-shape text:anchor-type="paragraph" draw:z-index="5" draw:name="Shape1_0" draw:style-name="gr8" draw:text-style-name="P8" svg:width="0.2815in" svg:height="0.2031in" svg:x="1.8917in" svg:y="0.1646in"><text:p/><draw:enhanced-geometry svg:viewBox="0 0 21600 21600" draw:type="rectangle" draw:enhanced-path="M 0 0 L 21600 0 21600 21600 0 21600 0 0 Z N"/></draw:custom-shape></text:p>
      <text:p text:style-name="Standard"><draw:g text:anchor-type="paragraph" draw:z-index="12" draw:style-name="gr3"><draw:custom-shape draw:name="Shape1_4" draw:style-name="gr4" draw:text-style-name="P8" svg:width="0.2815in" svg:height="0.2031in" svg:x="0.1862in" svg:y="0.4811in"><text:p/><draw:enhanced-geometry svg:viewBox="0 0 21600 21600" draw:type="rectangle" draw:enhanced-path="M 0 0 L 21600 0 21600 21600 0 21600 0 0 Z N"/></draw:custom-shape><draw:line draw:name="Shape2_3" draw:style-name="gr5" draw:text-style-name="P9" svg:x1="0.3335in" svg:y1="0.1827in" svg:x2="0.328in" svg:y2="0.4638in"><text:p/></draw:line></draw:g><draw:line text:anchor-type="paragraph" draw:z-index="2" draw:name="Shape4" draw:style-name="gr6" draw:text-style-name="P9" svg:x1="1.0311in" svg:y1="0.0744in" svg:x2="1.3138in" svg:y2="0.0744in"><text:p/></draw:line><draw:line text:anchor-type="paragraph" draw:z-index="4" draw:name="Shape4_0" draw:style-name="gr6" draw:text-style-name="P9" svg:x1="1.6008in" svg:y1="0.0744in" svg:x2="1.8835in" svg:y2="0.0744in"><text:p/></draw:line><draw:line text:anchor-type="paragraph" draw:z-index="10" draw:name="Shape4_1" draw:style-name="gr6" draw:text-style-name="P9" svg:x1="0.4673in" svg:y1="0.0756in" svg:x2="0.75in" svg:y2="0.0756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Arrays</text:p>
      <text:p text:style-name="P1"/>
      <text:p text:style-name="P1">Lists</text:p>
      <text:p text:style-name="P1"/>
      <text:p text:style-name="P1">Stacks</text:p>
      <text:p text:style-name="P1"/>
      <text:p text:style-name="P1">Queu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1:47:27.745230710</meta:creation-date>
    <dc:date>2022-06-02T12:45:00.744704249</dc:date>
    <meta:editing-duration>PT16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9" meta:character-count="174" meta:non-whitespace-character-count="143"/>
  </office:meta>
</office:document-meta>
</file>